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1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2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4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6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1008" table:default-cell-style-name="ce2"/>
        <table:table-column table:style-name="co1" table:number-columns-repeated="7" table:default-cell-style-name="Default"/>
        <table:table-row table:style-name="ro1">
          <table:table-cell table:style-name="ce1" table:number-columns-repeated="3"/>
          <table:table-cell table:style-name="ce1" office:value-type="string">
            <text:p>https://www.sciencedirect.com/science/article/pii/S096085241630565X?casa_token=cfQOj2WM9r8AAAAA:1fjceWI3Ta3H8DffmuLj4yh3hMvVorrNhhBOo4JsKJh9TT7CzVgrioijrwG7B3Y4X7CAvxkX2pI</text:p>
          </table:table-cell>
          <table:table-cell table:style-name="ce1" table:number-columns-repeated="1004"/>
          <table:table-cell table:style-name="ce4" table:number-columns-repeated="7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Xmax</text:p>
          </table:table-cell>
          <table:table-cell office:value-type="string">
            <text:p>SO2</text:p>
          </table:table-cell>
          <table:table-cell office:value-type="string">
            <text:p>NO</text:p>
          </table:table-cell>
          <table:table-cell office:value-type="string">
            <text:p>Pmax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cont</text:p>
          </table:table-cell>
          <table:table-cell table:style-name="ce3" office:value-type="float" office:value="1.52">
            <text:p>1.5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.29">
            <text:p>1.29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.13">
            <text:p>0.13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.32">
            <text:p>1.32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.14">
            <text:p>0.14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.1">
            <text:p>0.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.24">
            <text:p>1.24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.11">
            <text:p>0.1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>
            <draw:frame table:end-cell-address="'1'.M24" table:end-x="1.102cm" table:end-y="0.492cm" draw:z-index="0" draw:style-name="gr1" draw:text-style-name="P1" svg:width="15.999cm" svg:height="8.999cm" svg:x="0.91cm" svg:y="0.165cm">
              <draw:object draw:notify-on-update-of-ranges="'1'.B2:'1'.B2 '1'.B3:'1'.B8 '1'.C2:'1'.C2 '1'.C3:'1'.C8 '1'.D2:'1'.D2 '1'.D3:'1'.D8 '1'.F2:'1'.F2 '1'.F3:'1'.F8 '1'.E2:'1'.E2 '1'.E3:'1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6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menues" table:style-name="ta1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5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3" table:default-cell-style-name="ce19"/>
        <table:table-row table:style-name="ro2">
          <table:table-cell table:style-name="ce5" table:formula="of:=CONCATENATE(&quot;sn(&quot;;MAX(range_sn);&quot;)&quot;)" office:value-type="string" office:string-value="sn(5)">
            <text:p>sn(5)</text:p>
          </table:table-cell>
          <table:table-cell table:style-name="ce5" office:value-type="string">
            <text:p>session num</text:p>
          </table:table-cell>
          <table:table-cell table:style-name="ce12" office:value-type="string">
            <text:p>content</text:p>
          </table:table-cell>
          <table:table-cell table:style-name="ce5" office:value-type="string">
            <text:p>entry</text:p>
          </table:table-cell>
          <table:table-cell table:style-name="ce18" office:value-type="date" office:date-value="2020-05-22T13:45:14.92">
            <text:p>05.22</text:p>
          </table:table-cell>
          <table:table-cell table:style-name="ce18" table:number-columns-repeated="4"/>
          <table:table-cell/>
          <table:table-cell table:style-name="ce20"/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table:number-columns-repeated="2"/>
          <table:table-cell table:style-name="ce13"/>
          <table:table-cell table:style-name="ce7" office:value-type="string">
            <text:p>*</text:p>
          </table:table-cell>
          <table:table-cell table:style-name="ce7" table:number-columns-repeated="4"/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table:number-columns-repeated="2"/>
          <table:table-cell table:style-name="ce14"/>
          <table:table-cell table:style-name="ce7" office:value-type="string">
            <text:p>*</text:p>
          </table:table-cell>
          <table:table-cell table:style-name="ce7" table:number-columns-repeated="4"/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table:number-columns-repeated="2"/>
          <table:table-cell table:style-name="ce14"/>
          <table:table-cell table:style-name="ce7" table:number-columns-repeated="5"/>
          <table:table-cell table:style-name="ce20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7" table:number-columns-repeated="2"/>
          <table:table-cell table:style-name="ce15"/>
          <table:table-cell table:style-name="ce7" office:value-type="string">
            <text:p>*</text:p>
          </table:table-cell>
          <table:table-cell table:style-name="ce7" table:number-columns-repeated="4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 table:number-columns-repeated="2"/>
          <table:table-cell table:style-name="ce16"/>
          <table:table-cell table:style-name="ce11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7" table:number-columns-repeated="3"/>
          <table:table-cell table:style-name="ce15"/>
          <table:table-cell table:style-name="ce7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5">
          <table:table-cell table:number-columns-repeated="3" table:style-name="ce8" office:value-type="string">
            <text:p>*</text:p>
          </table:table-cell>
          <table:table-cell table:style-name="ce17" table:formula="of:=NOW()" office:value-type="date" office:date-value="2021-05-15T16:20:28.03">
            <text:p>2021/5/15 16:20</text:p>
          </table:table-cell>
          <table:table-cell table:style-name="ce17" table:formula="of:=NOW()" office:value-type="date" office:date-value="2021-05-15T16:20:28.03">
            <text:p>2021/5/15 16:20</text:p>
          </table:table-cell>
          <table:table-cell table:style-name="ce17" table:formula="of:=NOW()" office:value-type="date" office:date-value="2021-05-15T16:20:28.03">
            <text:p>2021/5/15 16:20</text:p>
          </table:table-cell>
          <table:table-cell table:style-name="ce17" table:formula="of:=NOW()" office:value-type="date" office:date-value="2021-05-15T16:20:28.03">
            <text:p>2021/5/15 16:20</text:p>
          </table:table-cell>
          <table:table-cell table:style-name="ce17" table:formula="of:=NOW()" office:value-type="date" office:date-value="2021-05-15T16:20:28.03">
            <text:p>2021/5/15 16:20</text:p>
          </table:table-cell>
          <table:table-cell table:style-name="ce17" table:formula="of:=NOW()" office:value-type="date" office:date-value="2021-05-15T16:20:28.03">
            <text:p>2021/5/15 16:20</text:p>
          </table:table-cell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2021/05/15</text:date>, <text:time>16:2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5-15T16:21:15.24</dc:date>
    <dc:creator>iwabuchi ken</dc:creator>
    <meta:editing-duration>P4DT9H13M56S</meta:editing-duration>
    <meta:editing-cycles>478</meta:editing-cycles>
    <meta:generator>OpenOffice/4.1.3$Win32 OpenOffice.org_project/413m1$Build-9783</meta:generator>
    <meta:document-statistic meta:table-count="2" meta:cell-count="94" meta:object-count="1"/>
    <meta:user-defined meta:name="sheets-banding"/>
    <meta:user-defined meta:name="sheets-original-selection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3 2" chart:style-name="ch1">
        <chart:subtitle svg:x="6.337cm" svg:y="0.495cm" chart:style-name="ch2">
          <text:p>("Xmax" --&gt; 背面)</text:p>
        </chart:subtitle>
        <chart:legend chart:legend-position="end" svg:x="13.756cm" svg:y="3.402cm" style:legend-expansion="high" chart:style-name="ch3"/>
        <chart:plot-area chart:style-name="ch4" table:cell-range-address="'1'.B2:'1'.F8" chart:data-source-has-labels="both" svg:x="0.77cm" svg:y="1.538cm" svg:width="12.346cm" svg:height="6.862cm">
          <chartooo:coordinate-region svg:x="1.577cm" svg:y="1.75cm" svg:width="10.812cm" svg:height="5.977cm"/>
          <chart:axis chart:dimension="x" chart:name="primary-x" chart:style-name="ch5" chartooo:axis-type="auto">
            <chartooo:date-scale/>
            <chart:categories table:cell-range-address="'1'.B3:'1'.B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1'.C3:'1'.C8" chart:label-cell-address="'1'.C2:'1'.C2" chart:class="chart:bar">
            <chart:data-point chart:repeated="6"/>
          </chart:series>
          <chart:series chart:attached-axis="primary-y" chart:style-name="ch10" chart:values-cell-range-address="'1'.D3:'1'.D8" chart:label-cell-address="'1'.D2:'1'.D2" chart:class="chart:bar">
            <chart:data-point chart:repeated="6"/>
          </chart:series>
          <chart:series chart:attached-axis="secondary-y" chart:style-name="ch11" chart:values-cell-range-address="'1'.F3:'1'.F8" chart:label-cell-address="'1'.F2:'1'.F2" chart:class="chart:bar">
            <chart:data-point chart:repeated="6"/>
          </chart:series>
          <chart:series chart:attached-axis="primary-y" chart:style-name="ch12" chart:values-cell-range-address="'1'.E3:'1'.E8" chart:label-cell-address="'1'.E2:'1'.E2" chart:class="chart:line">
            <chart:data-point chart:repeated="4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ax</text:p>
                <draw:g>
                  <svg:desc>'1'.C2:'1'.C2</svg:desc>
                </draw:g>
              </table:table-cell>
              <table:table-cell office:value-type="string">
                <text:p>SO2</text:p>
                <draw:g>
                  <svg:desc>'1'.D2:'1'.D2</svg:desc>
                </draw:g>
              </table:table-cell>
              <table:table-cell office:value-type="string">
                <text:p>Pmax</text:p>
                <draw:g>
                  <svg:desc>'1'.F2:'1'.F2</svg:desc>
                </draw:g>
              </table:table-cell>
              <table:table-cell office:value-type="string">
                <text:p>NO</text:p>
                <draw:g>
                  <svg:desc>'1'.E2:'1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</text:p>
                <draw:g>
                  <svg:desc>'1'.B3:'1'.B8</svg:desc>
                </draw:g>
              </table:table-cell>
              <table:table-cell office:value-type="float" office:value="1.52">
                <text:p>1.52</text:p>
                <draw:g>
                  <svg:desc>'1'.C3:'1'.C8</svg:desc>
                </draw:g>
              </table:table-cell>
              <table:table-cell office:value-type="float" office:value="0">
                <text:p>0</text:p>
                <draw:g>
                  <svg:desc>'1'.D3:'1'.D8</svg:desc>
                </draw:g>
              </table:table-cell>
              <table:table-cell office:value-type="float" office:value="0.14">
                <text:p>0.14</text:p>
                <draw:g>
                  <svg:desc>'1'.F3:'1'.F8</svg:desc>
                </draw:g>
              </table:table-cell>
              <table:table-cell office:value-type="float" office:value="0">
                <text:p>0</text:p>
                <draw:g>
                  <svg:desc>'1'.E3:'1'.E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29">
                <text:p>1.29</text:p>
              </table:table-cell>
              <table:table-cell office:value-type="float" office:value="60">
                <text:p>60</text:p>
              </table:table-cell>
              <table:table-cell office:value-type="float" office:value="0.13">
                <text:p>0.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60">
                <text:p>60</text:p>
              </table:table-cell>
              <table:table-cell office:value-type="float" office:value="0.14">
                <text:p>0.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24">
                <text:p>1.24</text:p>
              </table:table-cell>
              <table:table-cell office:value-type="float" office:value="200">
                <text:p>200</text:p>
              </table:table-cell>
              <table:table-cell office:value-type="float" office:value="0.11">
                <text:p>0.11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